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KnuthSequence.InlineKnuth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KnuthSequence.isInlin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KnuthSequence.appendSequence( KnuthSequence sequen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lineKnuthSequence.canAppendSequence( KnuthSequence sequ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KnuthSequence.endSequ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lineKnuthSequence.InlineKnuthSequence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KnuthSequence.addALetterSpac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nlineKnuthSequence.appendSequence( KnuthSequence sequence , boolean keepTogether , BreakElement break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